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52"/>Boston Dataset :</text:span></text:p>
      <text:p text:style-name="P1"><text:span text:style-name="T1">Dataset : It is a inbulit dataset , which contains lots of information.</text:span></text:p>
      <text:p text:style-name="P1"><text:span text:style-name="T1">Step 1) Load the data into R :</text:span></text:p>
      <text:p text:style-name="P1"><text:span text:style-name="T1"><text:s text:c="8"/>library(MASS)</text:span></text:p>
      <text:p text:style-name="P1"><text:span text:style-name="T1"><text:s text:c="8"/>data("Boston")</text:span></text:p>
      <text:p text:style-name="P1"><text:span text:style-name="T1"><text:s text:c="8"/>View(Boston)</text:span></text:p>
      <text:p text:style-name="P2"><draw:frame text:anchor-type="as-char" svg:width="152.40mm" svg:height="109.01mm" style:rel-width="scale" style:rel-height="scale"><draw:object-ole xlink:href="OleObj1"/><draw:image xlink:href="ObjectReplacements/OleObj1"/></draw:frame><text:span text:style-name="T1"/></text:p>
      <text:p text:style-name="P2"><text:span text:style-name="T1">Step 2) # For data description :</text:span></text:p>
      <text:p text:style-name="P2"><text:span text:style-name="T1">? Boston</text:span></text:p>
      <text:p text:style-name="P2"><draw:frame text:anchor-type="as-char" svg:width="134.94mm" svg:height="166.95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2"><text:span text:style-name="T1">Step 3)<text:s text:c="2"/>We will split the data into training and testing sets :</text:span></text:p>
      <text:p text:style-name="P2"><text:span text:style-name="T1">set.seed(2)</text:span></text:p>
      <text:p text:style-name="P2"><text:span text:style-name="T1">#installed.packages("caTools")</text:span></text:p>
      <text:p text:style-name="P2"><text:span text:style-name="T1">library(caTools)<text:s text:c="2"/># sample.split function is present in this package</text:span></text:p>
      <text:p text:style-name="P2"><text:span text:style-name="T1">Split &lt;- sample.split(Boston$medv , SplitRatio = 0.7)</text:span></text:p>
      <text:p text:style-name="P2"><text:span text:style-name="T1">Split</text:span></text:p>
      <text:p text:style-name="P2"><draw:frame text:anchor-type="as-char" svg:width="152.40mm" svg:height="117.21mm" style:rel-width="scale" style:rel-height="scale"><draw:object-ole xlink:href="OleObj3"/><draw:image xlink:href="ObjectReplacements/OleObj3"/></draw:frame><text:span text:style-name="T1"/></text:p>
      <text:p text:style-name="P2"><text:span text:style-name="T1">training_data &lt;- subset(Boston , Split == "TRUE")</text:span></text:p>
      <text:p text:style-name="P2"><text:span text:style-name="T1">testing_data &lt;- subset(Boston , Split == "FALSE")</text:span></text:p>
      <text:p text:style-name="P2"><text:span text:style-name="T1">Step 4) To view the correlation of variables :</text:span></text:p>
      <text:p text:style-name="P2"><text:span text:style-name="T1">plot(Boston$crim , Boston$medv , cex = 0.5 , xlab = "Crime rate" , ylab = "Price")</text:span></text:p>
      <text:p text:style-name="P2"><draw:frame text:anchor-type="as-char" svg:width="139.70mm" svg:height="163.25mm" style:rel-width="scale" style:rel-height="scale"><draw:object-ole xlink:href="OleObj4"/><draw:image xlink:href="ObjectReplacements/OleObj4"/></draw:frame><text:span text:style-name="T1"/></text:p>
      <text:p text:style-name="P2"><text:span text:style-name="T1">Step 5 )<text:s text:c="2"/>Check correlation :</text:span></text:p>
      <text:p text:style-name="P2"><text:span text:style-name="T1">cr &lt;- cor(Boston)</text:span></text:p>
      <text:p text:style-name="P2"><text:span text:style-name="T1">cr</text:span></text:p>
      <text:p text:style-name="P2"><draw:frame text:anchor-type="as-char" svg:width="152.40mm" svg:height="114.04mm" style:rel-width="scale" style:rel-height="scale"><draw:object-ole xlink:href="OleObj5"/><draw:image xlink:href="ObjectReplacements/OleObj5"/></draw:frame><text:span text:style-name="T1"/></text:p>
      <text:p text:style-name="P2"><text:span text:style-name="T1">Step 6) Creating scatterplot matrix :</text:span></text:p>
      <text:p text:style-name="P2"><text:span text:style-name="T1">attach(Boston)</text:span></text:p>
      <text:p text:style-name="P2"><text:span text:style-name="T1">library(lattice)</text:span></text:p>
      <text:p text:style-name="P2"><text:span text:style-name="T1">#? lattice</text:span></text:p>
      <text:p text:style-name="P2"><text:span text:style-name="T1">splom(~Boston[c(1:6,14)],groups = NULL , data = Boston, axis.line.tck = 0 , axis.text.alpha = 0)</text:span></text:p>
      <text:p text:style-name="P2"><text:span text:style-name="T1">splom(~Boston[c(7:14)], groups = NULL , data = Boston , axis.line.tck = 0 , axis.text.alpha = 0)</text:span></text:p>
      <text:p text:style-name="P2"><draw:frame text:anchor-type="as-char" svg:width="136.53mm" svg:height="162.72mm" style:rel-width="scale" style:rel-height="scale"><draw:object-ole xlink:href="OleObj6"/><draw:image xlink:href="ObjectReplacements/OleObj6"/></draw:frame><text:span text:style-name="T1"/></text:p>
      <text:p text:style-name="P2"><draw:frame text:anchor-type="as-char" svg:width="137.05mm" svg:height="164.57mm" style:rel-width="scale" style:rel-height="scale"><draw:object-ole xlink:href="OleObj7"/><draw:image xlink:href="ObjectReplacements/OleObj7"/></draw:frame><text:span text:style-name="T1"/></text:p>
      <text:p text:style-name="P2"><text:span text:style-name="T1">Step 7)<text:s text:c="2"/>Studying rm and medv :</text:span></text:p>
      <text:p text:style-name="P2"><text:span text:style-name="T1">plot(rm , medv)</text:span></text:p>
      <text:p text:style-name="P2"><text:span text:style-name="T1">abline(lm(medv~rm), col = "red") # Regression fit line</text:span></text:p>
      <text:p text:style-name="P2"><draw:frame text:anchor-type="as-char" svg:width="137.05mm" svg:height="164.31mm" style:rel-width="scale" style:rel-height="scale"><draw:object-ole xlink:href="OleObj8"/><draw:image xlink:href="ObjectReplacements/OleObj8"/></draw:frame><text:span text:style-name="T1"/></text:p>
      <text:p text:style-name="P2"><text:span text:style-name="T1">Step 8 )<text:s text:c="2"/>We can use corrplot to visualise :</text:span></text:p>
      <text:p text:style-name="P2"><text:span text:style-name="T1">corrplot(cr , type = "lower")</text:span></text:p>
      <text:p text:style-name="P2"><draw:frame text:anchor-type="as-char" svg:width="137.58mm" svg:height="165.10mm" style:rel-width="scale" style:rel-height="scale"><draw:object-ole xlink:href="OleObj9"/><draw:image xlink:href="ObjectReplacements/OleObj9"/></draw:frame><text:span text:style-name="T1"/></text:p>
      <text:p text:style-name="P2"><text:span text:style-name="T1">corrplot(cr , method = "number")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<text:s/></text:span><draw:frame text:anchor-type="as-char" svg:width="132.29mm" svg:height="166.42mm" style:rel-width="scale" style:rel-height="scale"><draw:object-ole xlink:href="OleObj10"/><draw:image xlink:href="ObjectReplacements/OleObj10"/></draw:frame><text:span text:style-name="T1"/></text:p>
      <text:p text:style-name="P2"><text:span text:style-name="T1">Step 9) Finding Multicollinearity :</text:span></text:p>
      <text:p text:style-name="P2"><text:span text:style-name="T1">#installed.packages("caret")</text:span></text:p>
      <text:p text:style-name="P2"><text:span text:style-name="T1">library(caret)</text:span></text:p>
      <text:p text:style-name="P2"><text:span text:style-name="T1"># To exclude medv( output ) :</text:span></text:p>
      <text:p text:style-name="P2"><text:span text:style-name="T1">Boston_a = subset(Boston , select = -c(medv))</text:span></text:p>
      <text:p text:style-name="P2"><text:span text:style-name="T1">Boston_a</text:span></text:p>
      <text:p text:style-name="P2"><draw:frame text:anchor-type="as-char" svg:width="152.40mm" svg:height="116.68mm" style:rel-width="scale" style:rel-height="scale"><draw:object-ole xlink:href="OleObj11"/><draw:image xlink:href="ObjectReplacements/OleObj11"/></draw:frame><text:span text:style-name="T1"/></text:p>
      <text:p text:style-name="P2"><text:span text:style-name="T1">numericData &lt;-<text:s text:c="2"/>Boston_a[sapply(Boston_a, is.numeric)]</text:span></text:p>
      <text:p text:style-name="P2"><text:span text:style-name="T1">numericData</text:span></text:p>
      <text:p text:style-name="P2"><draw:frame text:anchor-type="as-char" svg:width="152.40mm" svg:height="117.21mm" style:rel-width="scale" style:rel-height="scale"><draw:object-ole xlink:href="OleObj12"/><draw:image xlink:href="ObjectReplacements/OleObj12"/></draw:frame><text:span text:style-name="T1"/></text:p>
      <text:p text:style-name="P2"><text:span text:style-name="T1">descrcor &lt;- cor(numericData)</text:span></text:p>
      <text:p text:style-name="P2"><text:span text:style-name="T1">descrcor</text:span></text:p>
      <text:p text:style-name="P2"><draw:frame text:anchor-type="as-char" svg:width="152.40mm" svg:height="110.86mm" style:rel-width="scale" style:rel-height="scale"><draw:object-ole xlink:href="OleObj13"/><draw:image xlink:href="ObjectReplacements/OleObj13"/></draw:frame><text:span text:style-name="T1"/></text:p>
      <text:p text:style-name="P2"><text:span text:style-name="T1">Step 10 ) #Varience Inflation Factor (vif) :</text:span></text:p>
      <text:p text:style-name="P2"><text:span text:style-name="T1">#installed.packages("car")</text:span></text:p>
      <text:p text:style-name="P2"><text:span text:style-name="T1">library(car)</text:span></text:p>
      <text:p text:style-name="P2"><text:span text:style-name="T1">model &lt;- lm(medv~., data = training_data)</text:span></text:p>
      <text:p text:style-name="P2"><text:span text:style-name="T1">model</text:span></text:p>
      <text:p text:style-name="P2"><draw:frame text:anchor-type="as-char" svg:width="152.40mm" svg:height="71.97mm" style:rel-width="scale" style:rel-height="scale"><draw:object-ole xlink:href="OleObj14"/><draw:image xlink:href="ObjectReplacements/OleObj14"/></draw:frame><text:span text:style-name="T1"/></text:p>
      <text:p text:style-name="P2"><text:span text:style-name="T1">Step 11) For description of the model :</text:span></text:p>
      <text:p text:style-name="P2"><text:span text:style-name="T1">summary(model)</text:span></text:p>
      <text:p text:style-name="P2"><draw:frame text:anchor-type="as-char" svg:width="152.40mm" svg:height="140.76mm" style:rel-width="scale" style:rel-height="scale"><draw:object-ole xlink:href="OleObj15"/><draw:image xlink:href="ObjectReplacements/OleObj15"/></draw:frame><text:span text:style-name="T1"/></text:p>
      <text:p text:style-name="P2"><text:span text:style-name="T1">Step 12) # Model creation after removing zn :</text:span></text:p>
      <text:p text:style-name="P2"><text:span text:style-name="T1">model &lt;- lm(medv~ crim + indus + chas + nox + rm + age + dis +tax + rad + ptratio + black + lstat , data = training_data )</text:span></text:p>
      <text:p text:style-name="P2"><text:span text:style-name="T1">summary(model)</text:span></text:p>
      <text:p text:style-name="P2"><draw:frame text:anchor-type="as-char" svg:width="147.37mm" svg:height="137.32mm" style:rel-width="scale" style:rel-height="scale"><draw:object-ole xlink:href="OleObj16"/><draw:image xlink:href="ObjectReplacements/OleObj16"/></draw:frame><text:span text:style-name="T1"/></text:p>
      <text:p text:style-name="P2"><text:span text:style-name="T1">Step 13) # Model after removing indus and age :</text:span></text:p>
      <text:p text:style-name="P2"><text:span text:style-name="T1">model &lt;- lm(medv~ crim + chas + nox + rm + dis +tax + rad + ptratio + black + lstat , data = training_data )</text:span></text:p>
      <text:p text:style-name="P2"><text:span text:style-name="T1">summary(model)</text:span></text:p>
      <text:p text:style-name="P2"><draw:frame text:anchor-type="as-char" svg:width="150.28mm" svg:height="141.82mm" style:rel-width="scale" style:rel-height="scale"><draw:object-ole xlink:href="OleObj17"/><draw:image xlink:href="ObjectReplacements/OleObj17"/></draw:frame><text:span text:style-name="T1"/></text:p>
      <text:p text:style-name="P2"><text:span text:style-name="T1">Step 14)<text:s text:c="2"/>Now we can use this model to predict the output of test set :</text:span></text:p>
      <text:p text:style-name="P2"><text:span text:style-name="T1">predic &lt;- predict(model , testing_data)</text:span></text:p>
      <text:p text:style-name="P2"><text:span text:style-name="T1">predic</text:span></text:p>
      <text:p text:style-name="P2"><draw:frame text:anchor-type="as-char" svg:width="152.40mm" svg:height="115.62mm" style:rel-width="scale" style:rel-height="scale"><draw:object-ole xlink:href="OleObj18"/><draw:image xlink:href="ObjectReplacements/OleObj18"/></draw:frame><text:span text:style-name="T1"/></text:p>
      <text:p text:style-name="P2"><text:span text:style-name="T1">Step 15)<text:s text:c="2"/>Compare Actual and Predicted :</text:span></text:p>
      <text:p text:style-name="P2"><text:span text:style-name="T1">actual_predicted &lt;- data.frame(testing_data$medv , predic)</text:span></text:p>
      <text:p text:style-name="P2"><text:span text:style-name="T1">View(actual_predicted)</text:span></text:p>
      <text:p text:style-name="P2"><draw:frame text:anchor-type="as-char" svg:width="152.40mm" svg:height="79.90mm" style:rel-width="scale" style:rel-height="scale"><draw:object-ole xlink:href="OleObj19"/><draw:image xlink:href="ObjectReplacements/OleObj19"/></draw:frame><text:span text:style-name="T1"/></text:p>
      <text:p text:style-name="P2"><text:span text:style-name="T1">Step 16)<text:s text:c="2"/>To compare predicted values and actual values , we can use plots :</text:span></text:p>
      <text:p text:style-name="P2"><text:span text:style-name="T1">plot(testing_data$medv , type = "l" , lty = 1.8 , col = "green")</text:span></text:p>
      <text:p text:style-name="P2"><text:span text:style-name="T1">lines(predic , type =<text:s text:c="2"/>"l" , lty = 1.8 , col = "blue")</text:span></text:p>
      <text:p text:style-name="P2"><draw:frame text:anchor-type="as-char" svg:width="138.11mm" svg:height="165.89mm" style:rel-width="scale" style:rel-height="scale"><draw:object-ole xlink:href="OleObj20"/><draw:image xlink:href="ObjectReplacements/OleObj20"/></draw:frame><text:span text:style-name="T1"/></text:p>
      <text:p text:style-name="P2"><text:span text:style-name="T1">Step 17) # Accuracy :</text:span></text:p>
      <text:p text:style-name="P2"><text:span text:style-name="T1">error &lt;- testing_data$medv - predic ;error</text:span></text:p>
      <text:p text:style-name="P2"><text:span text:style-name="T1">MAPE &lt;- mean(abs (error /testing_data$medv))*100 ;MAPE</text:span></text:p>
      <text:p text:style-name="P2"><text:span text:style-name="T1">MSE &lt;- mean(error*error);MSE</text:span></text:p>
      <text:p text:style-name="P2"><text:span text:style-name="T1">RMSE &lt;- sqrt(MSE);RMSE</text:span></text:p>
      <text:p text:style-name="P2"><text:span text:style-name="T1">MAE &lt;- mean(abs(error));MAE</text:span></text:p>
      <text:p text:style-name="P2"><text:span text:style-name="T1">mean(error) # this is equal to zero</text:span></text:p>
      <text:p text:style-name="P2"><draw:frame text:anchor-type="as-char" svg:width="152.40mm" svg:height="117.48mm" style:rel-width="scale" style:rel-height="scale"><draw:object-ole xlink:href="OleObj21"/><draw:image xlink:href="ObjectReplacements/OleObj21"/></draw:frame><text:span text:style-name="T1"/></text:p>
      <text:p text:style-name="P2"><text:span text:style-name="T1">Step 18 ) #hist(error<text:s text:c="2"/>,<text:s text:c="2"/>breaks=20)</text:span></text:p>
      <text:p text:style-name="P2"><text:span text:style-name="T1">hist(error)</text:span></text:p>
      <text:p text:style-name="P2"><draw:frame text:anchor-type="as-char" svg:width="130.44mm" svg:height="146.58mm" style:rel-width="scale" style:rel-height="scale"><draw:object-ole xlink:href="OleObj22"/><draw:image xlink:href="ObjectReplacements/OleObj22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